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cm" svg:stroke-color="#000000" draw:marker-start-width="0.18cm" draw:marker-end-width="0.18cm" draw:fill="none" draw:fill-color="#ffffff" draw:textarea-horizontal-align="left" draw:auto-grow-height="true" draw:auto-grow-width="true" fo:min-height="0cm" fo:min-width="4.6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4.664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9cm" draw:marker-end-width="0.3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45cm" draw:marker-end-width="0.45cm" draw:stroke-linejoin="round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10" style:family="graphic" style:parent-style-name="standard">
      <style:graphic-properties draw:stroke="solid" svg:stroke-width="0.1cm" svg:stroke-color="#000000" draw:marker-start-width="0.46cm" draw:marker-end-width="0.46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802cm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822cm" svg:height="0.963cm" svg:x="11.8cm" svg:y="0.137cm">
          <draw:text-box>
            <text:p>Eingang</text:p>
          </draw:text-box>
        </draw:frame>
        <draw:frame draw:style-name="gr2" draw:text-style-name="P1" draw:layer="layout" svg:width="5.2cm" svg:height="1.063cm" svg:x="10.8cm" svg:y="1.3cm">
          <draw:text-box>
            <text:p text:style-name="P1">Eingangskorb</text:p>
          </draw:text-box>
        </draw:frame>
        <draw:frame draw:style-name="gr3" draw:text-style-name="P1" draw:layer="layout" svg:width="5.214cm" svg:height="1.725cm" svg:x="10.786cm" svg:y="3.5cm">
          <draw:text-box>
            <text:p text:style-name="P1">Worum handelt </text:p>
            <text:p text:style-name="P1">es sich ?</text:p>
          </draw:text-box>
        </draw:frame>
        <draw:frame draw:style-name="gr4" draw:text-style-name="P1" draw:layer="layout" svg:width="5.437cm" svg:height="1.725cm" svg:x="10.7cm" svg:y="6.3cm">
          <draw:text-box>
            <text:p text:style-name="P1">Kann man etwas </text:p>
            <text:p text:style-name="P1">unternehmen?</text:p>
          </draw:text-box>
        </draw:frame>
        <draw:frame draw:style-name="gr5" draw:text-style-name="P1" draw:layer="layout" svg:width="1.762cm" svg:height="1.063cm" svg:x="21.1cm" svg:y="4.2cm">
          <draw:text-box>
            <text:p text:style-name="P1">Müll</text:p>
          </draw:text-box>
        </draw:frame>
        <draw:frame draw:style-name="gr5" draw:text-style-name="P1" draw:layer="layout" svg:width="3.896cm" svg:height="2.723cm" svg:x="21.1cm" svg:y="5.601cm">
          <draw:text-box>
            <text:p text:style-name="P1">Vielleicht /</text:p>
            <text:p text:style-name="P1">Irgendwann</text:p>
            <text:p text:style-name="P1"><text:span text:style-name="T1">(Terminmappen, </text:span></text:p>
            <text:p text:style-name="P1"><text:span text:style-name="T1">Wiedervorlage )</text:span></text:p>
          </draw:text-box>
        </draw:frame>
        <draw:frame draw:style-name="gr6" draw:text-style-name="P1" draw:layer="layout" svg:width="4.429cm" svg:height="2.211cm" svg:x="21.1cm" svg:y="8.7cm">
          <draw:text-box>
            <text:p text:style-name="P1">Referenz-</text:p>
            <text:p text:style-name="P1">material </text:p>
            <text:p text:style-name="P1"><text:span text:style-name="T2">( bei Bedarf abrufbar )</text:span></text:p>
          </draw:text-box>
        </draw:frame>
        <draw:frame draw:style-name="gr7" draw:text-style-name="P1" draw:layer="layout" svg:width="5.276cm" svg:height="1.725cm" svg:x="10.846cm" svg:y="9.937cm">
          <draw:text-box>
            <text:p text:style-name="P1">Was ist der </text:p>
            <text:p text:style-name="P1">nächste Schritt ?</text:p>
          </draw:text-box>
        </draw:frame>
        <draw:line draw:style-name="gr8" draw:text-style-name="P1" draw:layer="layout" svg:x1="16.6cm" svg:y1="7.1cm" svg:x2="19.6cm" svg:y2="7.1cm">
          <text:p/>
        </draw:line>
        <draw:line draw:style-name="gr8" draw:text-style-name="P1" draw:layer="layout" svg:x1="13.4cm" svg:y1="8.3cm" svg:x2="13.4cm" svg:y2="9.8cm">
          <text:p/>
        </draw:line>
        <draw:frame draw:style-name="gr9" draw:layer="layout" svg:width="1.5cm" svg:height="0.963cm" svg:x="14cm" svg:y="8.4cm">
          <draw:text-box>
            <text:p>Ja</text:p>
          </draw:text-box>
        </draw:frame>
        <draw:frame draw:style-name="gr10" draw:text-style-name="P1" draw:layer="layout" svg:width="2.926cm" svg:height="1.499cm" svg:x="2.2cm" svg:y="7.7cm">
          <draw:text-box>
            <text:p text:style-name="P1">Projekte</text:p>
            <text:p text:style-name="P1"><text:span text:style-name="T2">(Planung)</text:span></text:p>
          </draw:text-box>
        </draw:frame>
        <draw:frame draw:style-name="gr10" draw:text-style-name="P1" draw:layer="layout" svg:width="3.138cm" svg:height="2.647cm" svg:x="2.074cm" svg:y="10.901cm">
          <draw:text-box>
            <text:p text:style-name="P1">Pläne für</text:p>
            <text:p text:style-name="P1">Projekte</text:p>
            <text:p text:style-name="P1"><text:span text:style-name="T2">(durchsehen, </text:span></text:p>
            <text:p text:style-name="P1"><text:span text:style-name="T2">was zu tun ist)</text:span></text:p>
          </draw:text-box>
        </draw:frame>
        <draw:line draw:style-name="gr8" draw:text-style-name="P1" draw:layer="layout" svg:x1="3.7cm" svg:y1="9.6cm" svg:x2="3.7cm" svg:y2="10.6cm">
          <text:p/>
        </draw:line>
        <draw:line draw:style-name="gr8" draw:text-style-name="P1" draw:layer="layout" svg:x1="9.8cm" svg:y1="10.1cm" svg:x2="5.8cm" svg:y2="8.6cm">
          <text:p/>
        </draw:line>
        <draw:line draw:style-name="gr8" draw:text-style-name="P1" draw:layer="layout" svg:x1="6cm" svg:y1="12.2cm" svg:x2="10cm" svg:y2="10.7cm">
          <text:p/>
        </draw:line>
        <draw:frame draw:style-name="gr1" draw:text-style-name="P2" draw:layer="layout" svg:width="3.783cm" svg:height="1.123cm" svg:x="6.717cm" svg:y="7cm">
          <draw:text-box>
            <text:p text:style-name="P1"><text:span text:style-name="T2">Projekte ( mehr als</text:span></text:p>
            <text:p text:style-name="P1"><text:span text:style-name="T2">2 Schritte )</text:span></text:p>
          </draw:text-box>
        </draw:frame>
        <draw:frame draw:style-name="gr1" draw:text-style-name="P2" draw:layer="layout" svg:width="4.591cm" svg:height="1.123cm" svg:x="14cm" svg:y="12cm">
          <draw:text-box>
            <text:p text:style-name="P1"><text:span text:style-name="T2">Sind dafür weniger als </text:span></text:p>
            <text:p text:style-name="P1"><text:span text:style-name="T2">2 Minuten erforderlich ?</text:span></text:p>
          </draw:text-box>
        </draw:frame>
        <draw:line draw:style-name="gr8" draw:text-style-name="P1" draw:layer="layout" svg:x1="13.5cm" svg:y1="12cm" svg:x2="13.5cm" svg:y2="13.5cm">
          <text:p/>
        </draw:line>
        <draw:frame draw:style-name="gr9" draw:layer="layout" svg:width="1.5cm" svg:height="0.963cm" svg:x="5cm" svg:y="14cm">
          <draw:text-box>
            <text:p>Ja</text:p>
          </draw:text-box>
        </draw:frame>
        <draw:frame draw:style-name="gr11" draw:layer="layout" svg:width="2cm" svg:height="1cm" svg:x="21cm" svg:y="13.5cm">
          <draw:text-box>
            <text:p>Nein</text:p>
          </draw:text-box>
        </draw:frame>
        <draw:line draw:style-name="gr12" draw:text-style-name="P1" draw:layer="layout" svg:x1="7cm" svg:y1="13.5cm" svg:x2="20.5cm" svg:y2="13.5cm">
          <text:p/>
        </draw:line>
        <draw:frame draw:style-name="gr7" draw:layer="layout" svg:width="3.223cm" svg:height="1.013cm" svg:x="5.277cm" svg:y="15.6cm">
          <draw:text-box>
            <text:p>Erledigen</text:p>
          </draw:text-box>
        </draw:frame>
        <draw:frame draw:style-name="gr4" draw:layer="layout" svg:width="3.608cm" svg:height="1.013cm" svg:x="10.742cm" svg:y="15.637cm">
          <draw:text-box>
            <text:p>Delegieren</text:p>
          </draw:text-box>
        </draw:frame>
        <draw:frame draw:style-name="gr7" draw:layer="layout" svg:width="4.036cm" svg:height="1.013cm" svg:x="19.6cm" svg:y="15.637cm">
          <draw:text-box>
            <text:p>Verschieben</text:p>
          </draw:text-box>
        </draw:frame>
        <draw:frame draw:style-name="gr1" draw:layer="layout" svg:width="1.802cm" svg:height="0.963cm" svg:x="17.2cm" svg:y="5.894cm">
          <draw:text-box>
            <text:p>Nein</text:p>
          </draw:text-box>
        </draw:frame>
        <draw:frame draw:style-name="gr10" draw:text-style-name="P1" draw:layer="layout" svg:width="4.099cm" svg:height="1.935cm" svg:x="10.4cm" svg:y="18.065cm">
          <draw:text-box>
            <text:p text:style-name="P1">Warten</text:p>
            <text:p text:style-name="P1"><text:span text:style-name="T2">( darauf, daß es ein </text:span></text:p>
            <text:p text:style-name="P1"><text:span text:style-name="T2">anderer tut )</text:span></text:p>
          </draw:text-box>
        </draw:frame>
        <draw:line draw:style-name="gr12" draw:text-style-name="P1" draw:layer="layout" svg:x1="19.7cm" svg:y1="4.6cm" svg:x2="19.7cm" svg:y2="10.1cm">
          <text:p/>
        </draw:line>
        <draw:line draw:style-name="gr8" draw:text-style-name="P1" draw:layer="layout" svg:x1="22.3cm" svg:y1="16.9cm" svg:x2="24.8cm" svg:y2="17.9cm">
          <text:p/>
        </draw:line>
        <draw:line draw:style-name="gr8" draw:text-style-name="P1" draw:layer="layout" svg:x1="6.938cm" svg:y1="13.488cm" svg:x2="6.938cm" svg:y2="15.388cm">
          <text:p/>
        </draw:line>
        <draw:line draw:style-name="gr8" draw:text-style-name="P1" draw:layer="layout" svg:x1="12.3cm" svg:y1="16.8cm" svg:x2="12.3cm" svg:y2="17.8cm">
          <text:p/>
        </draw:line>
        <draw:line draw:style-name="gr8" draw:text-style-name="P1" draw:layer="layout" svg:x1="20.475cm" svg:y1="13.45cm" svg:x2="20.475cm" svg:y2="14.45cm">
          <text:p/>
        </draw:line>
        <draw:line draw:style-name="gr12" draw:text-style-name="P1" draw:layer="layout" svg:x1="12.5cm" svg:y1="14.5cm" svg:x2="21.8cm" svg:y2="14.5cm">
          <text:p/>
        </draw:line>
        <draw:line draw:style-name="gr8" draw:text-style-name="P1" draw:layer="layout" svg:x1="12.5cm" svg:y1="14.5cm" svg:x2="12.5cm" svg:y2="15.5cm">
          <text:p/>
        </draw:line>
        <draw:line draw:style-name="gr8" draw:text-style-name="P1" draw:layer="layout" svg:x1="21.8cm" svg:y1="14.5cm" svg:x2="21.8cm" svg:y2="15.5cm">
          <text:p/>
        </draw:line>
        <draw:line draw:style-name="gr8" draw:text-style-name="P1" draw:layer="layout" svg:x1="19.7cm" svg:y1="10.1cm" svg:x2="20.7cm" svg:y2="10.1cm">
          <text:p/>
        </draw:line>
        <draw:line draw:style-name="gr8" draw:text-style-name="P1" draw:layer="layout" svg:x1="19.7cm" svg:y1="4.6cm" svg:x2="20.7cm" svg:y2="4.6cm">
          <text:p/>
        </draw:line>
        <draw:line draw:style-name="gr8" draw:text-style-name="P1" draw:layer="layout" svg:x1="19.7cm" svg:y1="7.1cm" svg:x2="20.7cm" svg:y2="7.1cm">
          <text:p/>
        </draw:line>
        <draw:frame draw:style-name="gr5" draw:text-style-name="P1" draw:layer="layout" svg:width="4.933cm" svg:height="1.935cm" svg:x="16.5cm" svg:y="18.065cm">
          <draw:text-box>
            <text:p text:style-name="P1">Terminkalender</text:p>
            <text:p text:style-name="P1"><text:span text:style-name="T2">( zu einem bestimmten </text:span></text:p>
            <text:p text:style-name="P1"><text:span text:style-name="T2">Zeitpunkt erledigen )</text:span></text:p>
          </draw:text-box>
        </draw:frame>
        <draw:frame draw:style-name="gr5" draw:text-style-name="P1" draw:layer="layout" svg:width="5.254cm" svg:height="1.935cm" svg:x="22cm" svg:y="18.097cm">
          <draw:text-box>
            <text:p text:style-name="P1">Nächste Schritte</text:p>
            <text:p text:style-name="P1"><text:span text:style-name="T2">( so bald wie möglich </text:span></text:p>
            <text:p text:style-name="P1"><text:span text:style-name="T2">erledigen )</text:span></text:p>
          </draw:text-box>
        </draw:frame>
        <draw:line draw:style-name="gr8" draw:text-style-name="P1" draw:layer="layout" svg:x1="21.7cm" svg:y1="16.85cm" svg:x2="18.8cm" svg:y2="17.85cm">
          <text:p/>
        </draw:line>
        <draw:line draw:style-name="gr8" draw:text-style-name="P1" draw:layer="layout" svg:x1="13.3cm" svg:y1="5.6cm" svg:x2="13.3cm" svg:y2="6.1cm">
          <text:p/>
        </draw:line>
        <draw:line draw:style-name="gr8" draw:text-style-name="P1" draw:layer="layout" svg:x1="13.3cm" svg:y1="2.7cm" svg:x2="13.3cm" svg:y2="3.2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ing_20_46" draw:fill-image-name="Bitmape_20_1" draw:fit-to-siz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7M15S</meta:editing-duration>
    <meta:editing-cycles>23</meta:editing-cycles>
    <meta:generator>LibreOffice/3.5$Windows_x86 LibreOffice_project/7e68ba2-a744ebf-1f241b7-c506db1-7d53735</meta:generator>
    <dc:date>2012-04-29T12:24:20.53</dc:date>
    <meta:document-statistic meta:object-count="66"/>
  </office:meta>
</office:document-meta>
</file>